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" svg:font-family="Tahoma" style:font-pitch="variable"/>
    <style:font-face style:name="Times" svg:font-family="Times, 'Times New Roman'" style:font-pitch="variable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074cm" fo:text-align="center" style:justify-single-word="false" fo:text-indent="0cm" style:auto-text-indent="false">
        <style:tab-stops>
          <style:tab-stop style:position="18.577cm"/>
        </style:tab-stops>
      </style:paragraph-properties>
      <style:text-properties style:font-name="Times New Roman" fo:font-size="9pt" fo:font-weight="bold" style:font-size-asian="9pt" style:font-weight-asian="bold" style:font-name-complex="Times New Roman" style:font-size-complex="9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0.582cm"/>
        </style:tab-stops>
      </style:paragraph-properties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0.582cm"/>
        </style:tab-stops>
      </style:paragraph-properties>
      <style:text-properties style:font-name="Times New Roman" fo:font-weight="bold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>
        <style:tab-stops>
          <style:tab-stop style:position="11.192cm"/>
        </style:tab-stops>
      </style:paragraph-properties>
      <style:text-properties style:font-name="Times New Roman" fo:font-weight="bold" style:font-weight-asian="bold" style:font-name-complex="Times New Roman" style:font-size-complex="12pt" style:font-weight-complex="bold"/>
    </style:style>
    <style:style style:name="P7" style:family="paragraph" style:parent-style-name="Standard">
      <style:paragraph-properties fo:text-align="center" style:justify-single-word="false">
        <style:tab-stops>
          <style:tab-stop style:position="0.582cm"/>
        </style:tab-stops>
      </style:paragraph-properties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0cm" fo:margin-right="-0.03cm" fo:text-indent="-0.03cm" style:auto-text-indent="false"/>
    </style:style>
    <style:style style:name="P11" style:family="paragraph" style:parent-style-name="Standard">
      <style:paragraph-properties fo:margin-left="0cm" fo:margin-right="-0.03cm" fo:text-indent="-0.03cm" style:auto-text-indent="false">
        <style:tab-stops>
          <style:tab-stop style:position="10.372cm"/>
        </style:tab-stops>
      </style:paragraph-properties>
    </style:style>
    <style:style style:name="P12" style:family="paragraph" style:parent-style-name="Standard">
      <style:paragraph-properties fo:margin-left="0cm" fo:margin-right="0.732cm" fo:text-indent="-0.03cm" style:auto-text-indent="false">
        <style:tab-stops>
          <style:tab-stop style:position="11.192cm"/>
        </style:tab-stops>
      </style:paragraph-properties>
    </style:style>
    <style:style style:name="P13" style:family="paragraph" style:parent-style-name="Standard">
      <style:paragraph-properties fo:margin-left="0cm" fo:margin-right="0.732cm" fo:text-indent="-0.03cm" style:auto-text-indent="false">
        <style:tab-stops>
          <style:tab-stop style:position="0.582cm"/>
        </style:tab-stops>
      </style:paragraph-properties>
    </style:style>
    <style:style style:name="P14" style:family="paragraph" style:parent-style-name="Standard">
      <style:paragraph-properties fo:margin-left="0cm" fo:margin-right="0.732cm" fo:text-indent="-0.03cm" style:auto-text-indent="false">
        <style:tab-stops>
          <style:tab-stop style:position="11.192cm"/>
        </style:tab-stops>
      </style:paragraph-properties>
      <style:text-properties style:font-name="Times New Roman" fo:font-weight="bold" style:font-weight-asian="bold" style:font-name-complex="Times New Roman" style:font-size-complex="12pt" style:font-weight-complex="bold"/>
    </style:style>
    <style:style style:name="P15" style:family="paragraph" style:parent-style-name="Standard">
      <style:paragraph-properties fo:margin-left="0cm" fo:margin-right="0.03cm" fo:text-indent="-0.03cm" style:auto-text-indent="false">
        <style:tab-stops/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16" style:family="paragraph" style:parent-style-name="Standard">
      <style:paragraph-properties fo:margin-left="0cm" fo:margin-right="0.03cm" fo:text-indent="-0.03cm" style:auto-text-indent="false">
        <style:tab-stops>
          <style:tab-stop style:position="2.99cm" style:type="char" style:char=","/>
        </style:tab-stops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17" style:family="paragraph" style:parent-style-name="Standard">
      <style:paragraph-properties fo:margin-left="0cm" fo:margin-right="0.044cm" fo:text-indent="0cm" style:auto-text-indent="false">
        <style:tab-stops>
          <style:tab-stop style:position="3.043cm" style:type="char" style:char=","/>
          <style:tab-stop style:position="10.425cm"/>
        </style:tab-stops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18" style:family="paragraph" style:parent-style-name="Standard">
      <style:paragraph-properties fo:margin-left="0cm" fo:margin-right="0.044cm" fo:text-indent="0cm" style:auto-text-indent="false">
        <style:tab-stops>
          <style:tab-stop style:position="10.398cm"/>
        </style:tab-stops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19" style:family="paragraph" style:parent-style-name="Standard">
      <style:paragraph-properties fo:margin-left="0cm" fo:margin-right="0.053cm" fo:text-indent="0cm" style:auto-text-indent="false">
        <style:tab-stops/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20" style:family="paragraph" style:parent-style-name="Standard">
      <style:paragraph-properties fo:margin-left="0cm" fo:margin-right="-0.044cm" fo:text-indent="-0.03cm" style:auto-text-indent="false">
        <style:tab-stops>
          <style:tab-stop style:position="2.99cm" style:type="char" style:char=","/>
        </style:tab-stops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 style:master-page-name="Standard">
      <style:paragraph-properties style:page-number="auto"/>
    </style:style>
    <style:style style:name="T1" style:family="text">
      <style:text-properties fo:color="#000000" style:font-name="Times New Roman" fo:font-size="11pt" fo:font-weight="bold" fo:background-color="#ffffff" style:font-size-asian="11pt" style:font-weight-asian="bold" style:font-name-complex="Times New Roman" style:font-size-complex="11pt" style:font-weight-complex="bold"/>
    </style:style>
    <style:style style:name="T2" style:family="text"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T3" style:family="text"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T4" style:family="text">
      <style:text-properties style:font-name="Times New Roman" fo:font-size="10.5pt" fo:font-style="italic" style:font-size-asian="10.5pt" style:font-style-asian="italic" style:font-name-complex="Times New Roman" style:font-size-complex="10.5pt" style:font-style-complex="italic"/>
    </style:style>
    <style:style style:name="T5" style:family="text">
      <style:text-properties style:font-name="Times New Roman" fo:font-size="10.5pt" fo:font-style="italic" fo:font-weight="bold" style:font-size-asian="10.5pt" style:font-style-asian="italic" style:font-weight-asian="bold" style:font-name-complex="Times New Roman" style:font-size-complex="12pt" style:font-style-complex="italic" style:font-weight-complex="bold"/>
    </style:style>
    <style:style style:name="T6" style:family="text">
      <style:text-properties style:font-name="Times New Roman" fo:font-size="10.5pt" fo:font-style="normal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T7" style:family="text">
      <style:text-properties style:font-name="Times New Roman" fo:font-weight="bold" style:font-weight-asian="bold" style:font-name-complex="Times New Roman" style:font-size-complex="12pt" style:font-weight-complex="bold"/>
    </style:style>
    <style:style style:name="T8" style:family="text"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T9" style:family="text">
      <style:text-properties style:font-name="Times New Roman" fo:font-size="9pt" fo:font-style="italic" style:font-size-asian="9pt" style:font-style-asian="italic" style:font-name-complex="Times New Roman" style:font-size-complex="11pt" style:font-style-complex="italic"/>
    </style:style>
    <style:style style:name="T10" style:family="text">
      <style:text-properties style:font-name="Times New Roman" fo:font-size="10pt" fo:font-style="italic" style:font-size-asian="10pt" style:font-style-asian="italic" style:font-name-complex="Times New Roman" style:font-style-complex="italic"/>
    </style:style>
    <style:style style:name="T11" style:family="text">
      <style:text-properties style:font-name="Times" fo:font-size="9pt" fo:font-weight="bold" style:font-size-asian="9pt" style:font-weight-asian="bold" style:font-name-complex="Times" style:font-weight-complex="bold"/>
    </style:style>
    <style:style style:name="T12" style:family="text">
      <style:text-properties style:font-name="Times" fo:font-size="10.5pt" fo:font-style="normal" fo:font-weight="bold" style:font-size-asian="10.5pt" style:font-style-asian="normal" style:font-weight-asian="bold" style:font-name-complex="Times" style:font-size-complex="10.5pt" style:font-style-complex="normal" style:font-weight-complex="bold"/>
    </style:style>
    <style:style style:name="T1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<text:s/></text:span><text:span text:style-name="T2"><text:s text:c="7"/></text:span><text:span text:style-name="T3"><text:s text:c="24"/></text:span><text:span text:style-name="T2"><text:s text:c="2"/><text:tab/><text:tab/> <text:s text:c="9"/></text:span><text:span text:style-name="T7">CABINET DE RHUMATOLOGIE</text:span></text:p>
      <text:p text:style-name="Standard"><text:span text:style-name="T7"><text:tab/><text:tab/><text:tab/><text:tab/> <text:s text:c="12"/></text:span><text:span text:style-name="T2">TRAUMATOLOGIE SPORTIVE</text:span></text:p>
      <text:p text:style-name="P2"><text:span text:style-name="T7"><text:s text:c="3"/></text:span><text:span text:style-name="T7">34 bis, Rue Gambetta - 78800 HOUILLES</text:span></text:p>
      <text:p text:style-name="P3">Tel <text:s/>: {mycompany_phone} </text:p>
      <text:p text:style-name="P4"/>
      <text:p text:style-name="P7"/>
      <text:p text:style-name="P5"/>
      <text:p text:style-name="P6"><text:s text:c="3"/>Docteur Stéphanie ARRESTIER<text:tab/><text:tab/> <text:s text:c="4"/>Docteur Pascal CHASPOUX</text:p>
      <text:p text:style-name="P14"><text:s text:c="16"/>Rhumatologue<text:tab/><text:tab/> <text:s text:c="16"/>Rhumatologue</text:p>
      <text:p text:style-name="P12"><text:span text:style-name="T5"><text:s text:c="15"/></text:span><text:span text:style-name="T4"><text:s/></text:span><text:span text:style-name="T8"><text:s text:c="17"/>---<text:tab/> <text:s text:c="35"/>---<text:tab/></text:span></text:p>
      <text:p text:style-name="P19"><text:tab/> <text:s/>Diplômée de Rhumatologie<text:tab/><text:tab/><text:tab/><text:tab/><text:tab/><text:tab/><text:tab/> <text:s text:c="6"/>Lauréat de la Faculté</text:p>
      <text:p text:style-name="P15"><text:tab/> <text:s text:c="11"/><text:tab/>Attachée des Hôpitaux de Paris <text:tab/><text:tab/> <text:s text:c="23"/><text:tab/><text:tab/> <text:s text:c="17"/>Diplômé de Rhumatologie</text:p>
      <text:p text:style-name="P16"><text:s text:c="6"/><text:tab/> <text:s text:c="11"/>Ancien chef de Clinique <text:tab/><text:tab/><text:tab/> <text:s text:c="63"/>Traumatologie du Sport<text:tab/></text:p>
      <text:p text:style-name="P16"><text:s text:c="13"/>Assistant des Hôpitaux de Paris<text:tab/> <text:s text:c="72"/>Membre de <text:s/>la Société Française</text:p>
      <text:p text:style-name="P20"><text:s text:c="15"/><text:tab/> <text:s text:c="18"/>--- <text:s text:c="115"/>de Traumatologie du Sport</text:p>
      <text:p text:style-name="P17"><text:s text:c="26"/>78 1 15552 8<text:tab/><text:tab/><text:tab/> <text:s text:c="19"/>---</text:p>
      <text:p text:style-name="P18"><text:s text:c="18"/>RPPS <text:s/>10001606911 <text:s text:c="3"/><text:tab/><text:tab/><text:tab/> <text:s text:c="11"/>78 1 102108</text:p>
      <text:p text:style-name="P18"><text:s text:c="33"/>--- <text:tab/><text:tab/> <text:s text:c="20"/>RPPS <text:s/>10000787209</text:p>
      <text:p text:style-name="P13"><text:span text:style-name="T12"><text:s text:c="14"/></text:span><text:span text:style-name="T6"><text:s/>sarrestier@scm34.fr <text:s text:c="2"/></text:span><text:span text:style-name="T8"><text:s text:c="71"/></text:span><text:span text:style-name="T9"><text:s text:c="38"/>---</text:span></text:p>
      <text:p text:style-name="P11"><text:span text:style-name="T10"><text:s/></text:span><text:span text:style-name="T3"><text:s text:c="88"/><text:tab/><text:tab/> <text:s text:c="16"/>pchaspoux@scm34.fr <text:s text:c="6"/></text:span><text:span text:style-name="T11"><text:s text:c="3"/></text:span></text:p>
      <text:p text:style-name="P10"/>
      <text:p text:style-name="P10"/>
      <text:p text:style-name="P10"/>
      <text:p text:style-name="P10"/>
      <text:p text:style-name="Standard">Cher Confrère/ Consœur/Ami</text:p>
      <text:p text:style-name="Standard"/>
      <text:p text:style-name="Standard"/>
      <text:p text:style-name="Standard">J'ai vu en consultation Mr/Mme <text:span text:style-name="T13">{company_name}</text:span>, né(e) le {company_idprof3}, pour le motif suivant :</text:p>
      <text:p text:style-name="P8">{outcome_reason}</text:p>
      <text:p text:style-name="P9">en rapport avec la ou les pathologies suivantes :</text:p>
      <text:p text:style-name="P8">{outcome_diagnostic}</text:p>
      <text:p text:style-name="Standard">{outcome_comment}</text:p>
      <text:p text:style-name="Standard"/>
      <text:p text:style-name="Standard">{examshows}</text:p>
      <text:p text:style-name="Standard">{examother_title}</text:p>
      <text:p text:style-name="P8">{examother_principal_and_conclusion}</text:p>
      <text:p text:style-name="Standard">{exambio_title}</text:p>
      <text:p text:style-name="P8">{exambio_conclusion}</text:p>
      <text:p text:style-name="Standard"/>
      <text:p text:style-name="Standard">{treatment_title}</text:p>
      <text:p text:style-name="Standard"><text:span text:style-name="T13">{outcome_treatment}</text:span></text:p>
      <text:p text:style-name="Standard"/>
      <text:p text:style-name="Standard"/>
      <text:p text:style-name="Standard">Je vous remercie pour votre confiance, et ne manquerais pas de vous tenir au courant de l'évolution.</text:p>
      <text:p text:style-name="Standard"/>
      <text:p text:style-name="Standard">Confraternellement,</text:p>
      <text:p text:style-name="Standard"/>
      <text:p text:style-name="Standard"/>
      <text:p text:style-name="Standard">{myuser_firstname} {myuser_lastnam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" svg:font-family="Tahoma" style:font-pitch="variable"/>
    <style:font-face style:name="Times" svg:font-family="Times, 'Times New Roman'" style:font-pitch="variable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New York" fo:font-size="12pt" fo:language="fr" fo:country="FR" style:font-name-asian="Times New Roman" style:font-size-asian="12pt" style:language-asian="zh" style:country-asian="CN" style:font-name-complex="New York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Répertoire" style:family="paragraph" style:parent-style-name="Standard">
      <style:paragraph-properties text:number-lines="false" text:line-number="0"/>
      <style:text-properties style:font-name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75cm" style:type="center"/>
          <style:tab-stop style:position="17.949cm" style:type="right"/>
        </style:tab-stops>
      </style:paragraph-properties>
    </style:style>
    <style:style style:name="Absatz-Standardschriftart" style:family="text"/>
    <style:style style:name="Police_20_par_20_défaut" style:display-name="Police par défau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074cm" fo:text-align="center" style:justify-single-word="false" fo:text-indent="0cm" style:auto-text-indent="false">
        <style:tab-stops>
          <style:tab-stop style:position="18.577cm"/>
        </style:tab-stops>
      </style:paragraph-properties>
      <style:text-properties style:font-name="Times New Roman" fo:font-size="9pt" fo:font-weight="bold" style:font-size-asian="9pt" style:font-weight-asian="bold" style:font-name-complex="Times New Roman" style:font-size-complex="9pt" style:font-weight-complex="bold"/>
    </style:style>
    <style:page-layout style:name="Mpm1">
      <style:page-layout-properties fo:page-width="20.955cm" fo:page-height="29.633cm" style:num-format="1" style:print-orientation="portrait" fo:margin-top="0.926cm" fo:margin-bottom="0.504cm" fo:margin-left="1.524cm" fo:margin-right="1.48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Fax : 01 39 15 26 46</text:p>
        <text:p text:style-name="MP1">Membres d'une Association agréée, règlement par chèque accepté. 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IS PC</dc:title>
    <dc:subject>Maquette</dc:subject>
    <meta:initial-creator>WORD5.1</meta:initial-creator>
    <meta:creation-date>2011-04-20T07:38:00</meta:creation-date>
    <dc:creator>Laurent Destailleur</dc:creator>
    <dc:date>2011-07-06T23:22:51</dc:date>
    <meta:print-date>2011-04-21T16:49:00</meta:print-date>
    <meta:editing-cycles>26</meta:editing-cycles>
    <meta:editing-duration>PT1H12M50S</meta:editing-duration>
    <meta:generator>LibreOffice/3.3$Linux LibreOffice_project/330m19$Build-202</meta:generator>
    <meta:document-statistic meta:table-count="0" meta:image-count="0" meta:object-count="0" meta:page-count="1" meta:paragraph-count="35" meta:word-count="149" meta:character-count="2097"/>
    <meta:user-defined meta:name="Info 1"/>
    <meta:user-defined meta:name="Info 2"/>
    <meta:user-defined meta:name="Info 3"/>
    <meta:user-defined meta:name="Info 4"/>
  </office:meta>
</office:document-meta>
</file>